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ial" svg:font-family="Arial, Helvetica, sans-serif"/>
    <style:font-face style:name="Microsoft YaHei" svg:font-family="'Microsoft YaHei', 'SF Pro Display', Roboto, Noto, Arial, 'PingFang SC'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 style:font-name-asian="Arial" style:font-size-asian="10.5pt" style:font-style-asian="normal" style:font-weight-asian="normal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 style:font-name-asian="Arial" style:font-size-asian="10.5pt" style:font-style-asian="normal" style:font-weight-asian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 officeooo:paragraph-rsid="000be0be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 officeooo:rsid="000ba121" officeooo:paragraph-rsid="000ba121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ba121"/>
    </style:style>
    <style:style style:name="P7" style:family="paragraph" style:parent-style-name="Text_20_body">
      <style:paragraph-properties fo:margin-left="0.265cm" fo:margin-right="0.265cm" fo:margin-top="0.265cm" fo:margin-bottom="0.265cm" loext:contextual-spacing="false" style:line-height-at-least="0.688cm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8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color="#494949" officeooo:paragraph-rsid="000be0b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2pt" style:font-style-asian="normal" style:font-weight-asian="bold"/>
    </style:style>
    <style:style style:name="P12" style:family="paragraph" style:parent-style-name="Standard">
      <style:text-properties officeooo:paragraph-rsid="000c5efa"/>
    </style:style>
    <style:style style:name="P13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94949" fo:letter-spacing="normal" officeooo:rsid="000ba121" officeooo:paragraph-rsid="000c5efa"/>
    </style:style>
    <style:style style:name="P14" style:family="paragraph" style:parent-style-name="Heading_20_3">
      <style:text-properties officeooo:paragraph-rsid="000c5efa"/>
    </style:style>
    <style:style style:name="P15" style:family="paragraph" style:parent-style-name="Heading_20_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 officeooo:paragraph-rsid="000be0be" style:font-name-asian="Verdana" style:font-size-asian="12pt" style:font-style-asian="normal" style:font-weight-asian="bold"/>
    </style:style>
    <style:style style:name="P16" style:family="paragraph" style:parent-style-name="Heading_20_3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be0be" style:font-name-asian="Verdana" style:font-size-asian="12pt" style:font-style-asian="normal" style:font-weight-asian="bold"/>
    </style:style>
    <style:style style:name="P17" style:family="paragraph" style:parent-style-name="Heading_20_3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0ba121"/>
    </style:style>
    <style:style style:name="P18" style:family="paragraph" style:parent-style-name="Quotations">
      <loext:graphic-properties draw:fill="solid" draw:fill-color="#ffffff" draw:opacity="100%"/>
      <style:paragraph-properties fo:margin-left="1cm" fo:margin-right="1cm" fo:margin-top="0cm" fo:margin-bottom="0cm" loext:contextual-spacing="false" style:line-height-at-least="0.688cm" fo:orphans="2" fo:widows="2" fo:text-indent="0cm" style:auto-text-indent="false" fo:background-color="#ffffff" fo:padding="0cm" fo:border="none"/>
      <style:text-properties fo:font-variant="normal" fo:text-transform="none" fo:color="#777777" fo:letter-spacing="normal"/>
    </style:style>
    <style:style style:name="T1" style:family="text">
      <style:text-properties style:font-name-asian="Arial" style:font-size-asian="10.5pt"/>
    </style:style>
    <style:style style:name="T2" style:family="text">
      <style:text-properties style:font-name-asian="Arial" style:font-size-asian="10.5pt" style:font-style-asian="normal"/>
    </style:style>
    <style:style style:name="T3" style:family="text">
      <style:text-properties style:font-name-asian="Arial" style:font-size-asian="10.5pt" style:font-style-asian="normal" style:font-weight-asian="normal"/>
    </style:style>
    <style:style style:name="T4" style:family="text">
      <style:text-properties officeooo:rsid="000ba121" style:font-name-asian="Arial" style:font-size-asian="10.5pt" style:font-style-asian="normal" style:font-weight-asian="normal"/>
    </style:style>
    <style:style style:name="T5" style:family="text">
      <style:text-properties officeooo:rsid="000c5efa" style:font-name-asian="Arial" style:font-size-asian="10.5pt" style:font-style-asian="normal" style:font-weight-asian="normal"/>
    </style:style>
    <style:style style:name="T6" style:family="text">
      <style:text-properties style:font-name-asian="Arial" style:font-size-asian="10.5pt" style:font-weight-asian="normal"/>
    </style:style>
    <style:style style:name="T7" style:family="text">
      <style:text-properties officeooo:rsid="000ba121" style:font-name-asian="Arial" style:font-size-asian="10.5pt" style:font-weight-asian="normal"/>
    </style:style>
    <style:style style:name="T8" style:family="text">
      <style:text-properties officeooo:rsid="000c5efa" style:font-name-asian="Arial" style:font-size-asian="10.5pt" style:font-weight-asian="normal"/>
    </style:style>
    <style:style style:name="T9" style:family="text">
      <style:text-properties style:font-name="Arial" fo:font-size="10.5pt" fo:font-style="normal" fo:font-weight="normal"/>
    </style:style>
    <style:style style:name="T10" style:family="text">
      <style:text-properties fo:color="#ce181e"/>
    </style:style>
    <style:style style:name="T11" style:family="text">
      <style:text-properties fo:color="#ce181e" style:font-name-asian="Arial" style:font-size-asian="10.5pt" style:font-style-asian="normal" style:font-weight-asian="normal"/>
    </style:style>
    <style:style style:name="T12" style:family="text">
      <style:text-properties fo:color="#ce181e" fo:font-weight="bold" style:font-name-asian="Arial" style:font-size-asian="10.5pt" style:font-style-asian="normal" style:font-weight-asian="bold" style:font-weight-complex="bold"/>
    </style:style>
    <style:style style:name="T13" style:family="text">
      <style:text-properties style:font-name="Verdana" fo:font-size="10.5pt" fo:font-style="normal" fo:font-weight="normal"/>
    </style:style>
    <style:style style:name="T14" style:family="text">
      <style:text-properties style:font-name-asian="Verdana" style:font-size-asian="10.5pt" style:font-style-asian="normal" style:font-weight-asian="normal"/>
    </style:style>
    <style:style style:name="T15" style:family="text">
      <style:text-properties officeooo:rsid="000be0be" style:font-name-asian="Verdana" style:font-size-asian="10.5pt" style:font-style-asian="normal" style:font-weight-asian="normal"/>
    </style:style>
    <style:style style:name="T16" style:family="text">
      <style:text-properties style:font-size-asian="10.5pt" style:font-weight-asian="normal"/>
    </style:style>
    <style:style style:name="T17" style:family="text">
      <style:text-properties fo:font-weight="bold" style:font-name-asian="Arial" style:font-size-asian="10.5pt" style:font-style-asian="normal" style:font-weight-asian="bold" style:font-weight-complex="bold"/>
    </style:style>
    <style:style style:name="T18" style:family="text">
      <style:text-properties fo:font-weight="bold" officeooo:rsid="000ba121" style:font-name-asian="Arial" style:font-size-asian="10.5pt" style:font-style-asian="normal" style:font-weight-asian="bold" style:font-weight-complex="bold"/>
    </style:style>
    <style:style style:name="T19" style:family="text">
      <style:text-properties fo:font-weight="bold" officeooo:rsid="000c5efa" style:font-name-asian="Arial" style:font-size-asian="10.5pt" style:font-style-asian="normal" style:font-weight-asian="bold" style:font-weight-complex="bold"/>
    </style:style>
    <style:style style:name="T20" style:family="text">
      <style:text-properties officeooo:rsid="000be0be"/>
    </style:style>
    <style:style style:name="T21" style:family="text">
      <style:text-properties fo:color="#777777" style:font-name-asian="Arial" style:font-size-asian="10.5pt" style:font-style-asian="normal" style:font-weight-asian="normal"/>
    </style:style>
    <style:style style:name="T22" style:family="text">
      <style:text-properties fo:color="#777777" officeooo:rsid="000ba121" style:font-name-asian="Arial" style:font-size-asian="10.5pt" style:font-style-asian="normal" style:font-weight-asian="normal"/>
    </style:style>
    <style:style style:name="T23" style:family="text">
      <style:text-properties fo:color="#777777" style:font-name-asian="Microsoft YaHei" style:font-size-asian="12pt"/>
    </style:style>
    <style:style style:name="T24" style:family="text">
      <style:text-properties fo:font-variant="normal" fo:text-transform="none" fo:letter-spacing="normal" fo:font-weight="bold" officeooo:rsid="000ba121" style:font-name-asian="Arial" style:font-size-asian="10.5pt" style:font-style-asian="normal" style:font-weight-asian="bold" style:font-weight-complex="bold"/>
    </style:style>
    <style:style style:name="T25" style:family="text">
      <style:text-properties fo:font-variant="normal" fo:text-transform="none" fo:letter-spacing="normal" fo:font-weight="bold" officeooo:rsid="000c5efa" style:font-name-asian="Arial" style:font-size-asian="10.5pt" style:font-style-asian="normal" style:font-weight-asian="bold" style:font-weight-complex="bold"/>
    </style:style>
    <style:style style:name="T26" style:family="text">
      <style:text-properties fo:font-variant="normal" fo:text-transform="none" fo:letter-spacing="normal" officeooo:rsid="000ba121" style:font-name-asian="Arial" style:font-size-asian="10.5pt" style:font-style-asian="normal" style:font-weight-asian="normal"/>
    </style:style>
    <style:style style:name="T27" style:family="text">
      <style:text-properties fo:font-variant="normal" fo:text-transform="none" fo:color="#777777" fo:letter-spacing="normal" style:font-name-asian="Arial" style:font-size-asian="10.5pt" style:font-style-asian="normal" style:font-weight-asian="normal"/>
    </style:style>
    <style:style style:name="T28" style:family="text">
      <style:text-properties style:font-name="Microsoft YaHei" fo:font-size="12pt" fo:font-style="normal" fo:font-weight="normal"/>
    </style:style>
    <style:style style:name="T29" style:family="text">
      <style:text-properties style:font-name="Microsoft YaHei" fo:font-size="12pt" fo:font-style="normal" fo:font-weight="normal" officeooo:rsid="000be0be"/>
    </style:style>
    <style:style style:name="T30" style:family="text">
      <style:text-properties style:font-name-asian="Microsoft YaHei" style:font-size-asian="12pt" style:font-style-asian="normal" style:font-weight-asian="normal"/>
    </style:style>
    <style:style style:name="T31" style:family="text">
      <style:text-properties officeooo:rsid="000be0be" style:font-name-asian="Microsoft YaHei" style:font-size-asian="12pt" style:font-style-asian="normal" style:font-weight-asian="normal"/>
    </style:style>
    <style:style style:name="T32" style:family="text">
      <style:text-properties officeooo:rsid="000c5efa"/>
    </style:style>
    <style:style style:name="T33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space-before="1.05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封装：是面向对象方法的重要原则，就是把<text:span text:style-name="T10">对象的属性和行为（数据）结合为一个独立的整体</text:span>，并尽可能<text:span text:style-name="T10">隐藏对象的内部实现细节</text:span>，就是把不想告诉或者不该告诉别人的东西隐藏起来，把可以告诉别人的公开，别人只能用我提供的功能实现需求，而不知道是如何实现的。增加安全性</text:p>
      <text:p text:style-name="P1">继承：是面向对象最显著的一个特性，继承是从已有的类中派生出新的类称为子类，子类继承父类的数据属性和行为，并能根据自己的需求扩展出新的行为，提高了代码的复用性。</text:p>
      <text:p text:style-name="P1">　　多态：指允许不同的对象对同一消息做出相应。即同一消息可以根据<text:span text:style-name="T10">发送对象的不同而采用多种不同的行为方式（发送消息就是函数调用</text:span>）。封装和继承几乎都是为多态而准备的，在执行期间判断引用对象的实际类型，根据其实际的类型调用其相应的方法。</text:p>
      <text:p text:style-name="P3"><text:span text:style-name="T3">抽象：表示对问题领域进行分析、设计中得出的抽象的概念，是对</text:span><text:span text:style-name="T12">一系列看上去不同，但是本质上相同的具体概念的抽象</text:span><text:span text:style-name="T3">，在</text:span><text:span text:style-name="T9">java</text:span><text:span text:style-name="T3">中抽象用 </text:span><text:span text:style-name="T9">abstract </text:span><text:span text:style-name="T3">关键字来修饰，用 </text:span><text:span text:style-name="T9">abstract </text:span><text:span text:style-name="T3">修饰类时，此类就不能被实例化，从这里可以看出，</text:span><text:span text:style-name="T12">抽象类就是为了继承而存在的</text:span><text:span text:style-name="T3">，如果定义了一个抽象类而不去继承它，那么等于白白创建了这个抽象类，因为你不能用它来做任何事情，用 </text:span><text:span text:style-name="T9">abstract </text:span><text:span text:style-name="T3">修饰方法时，此方法就是抽象方法，抽象方法必须存在于抽象类中，</text:span><text:span text:style-name="T12">抽象方法没有方法体</text:span><text:span text:style-name="T3">，</text:span><text:span text:style-name="T11">对于一个父类来说，如果它的某个方法在父类中实现出来没有任何意义，必须根据子类的实际需求来进行不同的实现，那么就可以将这个方法声明为抽象方法</text:span><text:span text:style-name="T3">，抽象方法的修饰符必须为 </text:span><text:span text:style-name="T9">public </text:span><text:span text:style-name="T3">或者 </text:span><text:span text:style-name="T9">protected </text:span><text:span text:style-name="T3">，应为用 </text:span><text:span text:style-name="T9">private</text:span><text:span text:style-name="T3">，则不能被子类继承，子类便无法实现该方法，缺省情况下默认为 </text:span><text:span text:style-name="T9">public </text:span><text:span text:style-name="T3">。</text:span></text:p>
      <text:p text:style-name="P3"><text:span text:style-name="T3"/></text:p>
      <text:p text:style-name="P5"><text:span text:style-name="T19">1.</text:span><text:span text:style-name="T17">开闭原则</text:span><text:span text:style-name="T3">:可以用一种方式来确保他,我们用抽象取构建框架,用实现扩展细节,这样当发生修改的时候,沃尔玛就直接用抽象类派生一个具体类去实现修改</text:span></text:p>
      <text:p text:style-name="P5"><text:span text:style-name="T3"/></text:p>
      <text:h text:style-name="P17" text:outline-level="3"><text:span text:style-name="T19">2.</text:span><text:span text:style-name="T18">单一职责原则:</text:span><text:span text:style-name="T14">单一职责原则的定义是就一个类而言，应该仅有一个引起他变化的原因。也就是说一个类应该只负责一件事情。如果一个类负责了方法</text:span><text:span text:style-name="T13">M1,</text:span><text:span text:style-name="T14">方法</text:span><text:span text:style-name="T13">M2</text:span><text:span text:style-name="T14">两个不同的事情，当</text:span><text:span text:style-name="T13">M1</text:span><text:span text:style-name="T14">方法发生变化的时候，我们需要修改这个类的</text:span><text:span text:style-name="T13">M1</text:span><text:span text:style-name="T14">方法，但是这个时候就有可能导致</text:span><text:span text:style-name="T13">M2</text:span><text:span text:style-name="T14">方法不能工作。这个不是我们期待的，但是由于这种设计却很有可能发生。所以这个时候，我们需要把</text:span><text:span text:style-name="T13">M1</text:span><text:span text:style-name="T14">方法，</text:span><text:span text:style-name="T13">M2</text:span><text:span text:style-name="T14">方法单独分离成两个类。让每个类只专心处理自己的方法。</text:span></text:h>
      <text:p text:style-name="P6"><text:span text:style-name="T14">好处:</text:span><text:span text:style-name="T15">1.</text:span><text:span text:style-name="T14">可以降低类的复杂度，一个类只负责一项职责，这样逻辑也简单很多</text:span></text:p>
      <text:list xml:id="list349746080" text:style-name="L1">
        <text:list-header>
          <text:p text:style-name="P10"><text:span text:style-name="T20">2</text:span>提高类的可读性，和系统的维护性，因为不会有其他奇怪的方法来干扰我们理解这个类的含义</text:p>
          <text:p text:style-name="P10"><text:span text:style-name="T20">3</text:span>当发生变化的时候，能将变化的影响降到最小，因为只会在这个类中做出修改。</text:p>
        </text:list-header>
      </text:list>
      <text:p text:style-name="P9"/>
      <text:h text:style-name="P15" text:outline-level="3"><text:span text:style-name="T32">3.</text:span>依赖倒置原则:<text:span text:style-name="T16">使得高层次的模块不应该依赖于低层次的模块的实现细节的目的</text:span></text:h>
      <text:h text:style-name="P15" text:outline-level="3"><text:span text:style-name="T16">简单来说就是:</text:span></text:h>
      <text:p text:style-name="P18"><text:span text:style-name="T31">1.</text:span><text:span text:style-name="T30">高层模块</text:span><text:span text:style-name="T31">(调用端)</text:span><text:span text:style-name="T30">不应该依赖底层模块</text:span><text:span text:style-name="T31">(继承了抽象的类)</text:span><text:span text:style-name="T30">，两者都应该依赖其抽象</text:span><text:span text:style-name="T31">(父类)</text:span><text:span text:style-name="T28"><text:line-break/></text:span><text:span text:style-name="T29">2.</text:span><text:span text:style-name="T30">抽象不应该依赖细节</text:span><text:span text:style-name="T28"><text:line-break/></text:span><text:span text:style-name="T29">3.</text:span><text:span text:style-name="T30">细节应该依赖抽象</text:span></text:p>
      <text:p text:style-name="P11"><text:span text:style-name="T16"/></text:p>
      <text:p text:style-name="P9"><text:soft-page-break/></text:p>
      <text:p text:style-name="P6"><text:span text:style-name="T14"/></text:p>
      <text:h text:style-name="P14" text:outline-level="3"><text:span text:style-name="T32">4.</text:span>组合复用原则（复用的最佳实践）</text:h>
      <text:p text:style-name="P12"><text:span text:style-name="T33">C</text:span>omposite <text:span text:style-name="T33">R</text:span>euse <text:span text:style-name="T33">P</text:span>rinciple</text:p>
      <text:p text:style-name="P12">如果仅仅为了代码复用优先选择组合复用，而非继承复用。</text:p>
      <text:p text:style-name="P13"><text:span text:style-name="T3">组合的耦合性相对继承低。</text:span></text:p>
      <text:p text:style-name="P5"><text:span text:style-name="T3"/></text:p>
      <text:p text:style-name="P8"><text:span text:style-name="T25">5.</text:span><text:span text:style-name="T24">里氏替换</text:span><text:span text:style-name="T26">:</text:span><text:span text:style-name="T27">所有引用基类的地方必须能够透明地使用其子类的对象,即</text:span><text:span text:style-name="T22">父类出现的地方可以被子类替换</text:span></text:p>
      <text:p text:style-name="P4"><text:span text:style-name="T4">通俗即子类可以取扩展父类的功能,但是不能改变父类原有的功能,包含以下几层意思:1. 子类可以实现父类的抽象方法,但是不能覆盖父类的非抽象方法;2.子类可以增加自己的独有方法;3.当子类重写父类的发放的时候,方法的形参要比父类的方法的输入形参更加宽松;4.当子类的方法实现父类的抽象方法是,方法的返回值要比父类更严格</text:span></text:p>
      <text:p text:style-name="P4"><text:span text:style-name="T4"/></text:p>
      <text:h text:style-name="P16" text:outline-level="3"><text:span text:style-name="T8">6.</text:span><text:span text:style-name="T7">迪米特原则</text:span></text:h>
      <text:p text:style-name="P7">迪米特原则也被称为最小知识原则，他的定义:<text:span text:style-name="T23">一个对象应该对其他对象保持最小的了解。</text:span></text:p>
      <text:p text:style-name="P7"><text:span text:style-name="T23">原因:因为类与类之间的关系越密切，耦合度越大，当一个类发生改变时，对另一个类的影响也越大，所以这也是我们提倡的软件编程的总的原则：低耦合，高内聚</text:span></text:p>
      <text:p text:style-name="P7"><text:span text:style-name="T23"/></text:p>
      <text:p text:style-name="P4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ial" svg:font-family="Arial, Helvetica, sans-serif"/>
    <style:font-face style:name="Microsoft YaHei" svg:font-family="'Microsoft YaHei', 'SF Pro Display', Roboto, Noto, Arial, 'PingFang SC'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8:53:42.822330171</meta:creation-date>
    <dc:date>2019-06-20T08:58:45.276155076</dc:date>
    <meta:editing-duration>PT12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1481" meta:character-count="1596" meta:non-whitespace-character-count="1576"/>
  </office:meta>
</office:document-meta>
</file>